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c4b0" officeooo:paragraph-rsid="0015c4b0"/>
    </style:style>
    <style:style style:name="T1" style:family="text">
      <style:text-properties style:text-position="super 58%"/>
    </style:style>
    <style:style style:name="T2" style:family="text">
      <style:text-properties officeooo:rsid="0015da8b"/>
    </style:style>
    <style:style style:name="T3" style:family="text">
      <style:text-properties officeooo:rsid="00177101"/>
    </style:style>
    <style:style style:name="T4" style:family="text">
      <style:text-properties officeooo:rsid="00184f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 30</text:p>
      <text:p text:style-name="P1">En quoi ce document est-il représentatif des mémoires de la 2<text:span text:style-name="T1">e</text:span> G<text:span text:style-name="T3">M</text:span> ?</text:p>
      <text:p text:style-name="P1"/>
      <text:p text:style-name="P1"/>
      <text:p text:style-name="P1">Ce document iconographique est une affiche de campagne, de source primaire, faite en octobre 1945 par un auteur inconnu en faveur du parti communiste.</text:p>
      <text:p text:style-name="P1"/>
      <text:p text:style-name="P1">On y voit des croix, représentants les héros de la guerre. On y voit aussi une femme et sa fille, représentant les citoyens français qui ont été sauvés par les héros de la guerre. Les textes prétendent que les héros de la guerre étaient des communistes, ce qui devient l’argument pour rejoindre ce parti.</text:p>
      <text:p text:style-name="P1"/>
      <text:p text:style-name="P1">Ce document est représentatif des mémoires de la 2<text:span text:style-name="T1">e</text:span> G<text:span text:style-name="T4">M</text:span> dans le sens où <text:span text:style-name="T2">il appel à se souvenir des héros de guerre, mais prétend que ces héros étaient des communistes, en faveur de la France résista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15:22:46.763000000</meta:creation-date>
    <dc:date>2018-09-17T13:13:50.684000000</dc:date>
    <meta:editing-duration>PT11M7S</meta:editing-duration>
    <meta:editing-cycles>4</meta:editing-cycles>
    <meta:generator>LibreOffice/5.1.6.2$Windows_x86 LibreOffice_project/07ac168c60a517dba0f0d7bc7540f5afa45f0909</meta:generator>
    <meta:document-statistic meta:table-count="0" meta:image-count="0" meta:object-count="0" meta:page-count="1" meta:paragraph-count="5" meta:word-count="130" meta:character-count="726" meta:non-whitespace-character-count="601"/>
  </office:meta>
</office:document-meta>
</file>